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402cm" style:keep-together="false" fo:keep-together="always"/>
    </style:style>
    <style:style style:name="Tableau1.5" style:family="table-row">
      <style:table-row-properties style:min-row-height="0.46cm" style:keep-together="false" fo:keep-together="always"/>
    </style:style>
    <style:style style:name="Tableau1.6" style:family="table-row">
      <style:table-row-properties style:row-height="0.434cm" style:keep-together="false" fo:keep-together="always"/>
    </style:style>
    <style:style style:name="Tableau1.7" style:family="table-row">
      <style:table-row-properties style:min-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margin-top="0cm" fo:margin-bottom="0.071cm" fo:line-height="0.564cm" style:snap-to-layout-grid="false"/>
      <style:text-properties fo:color="#c0c0c0" style:font-name="Arial" fo:font-size="8pt" style:font-size-asian="8pt"/>
    </style:style>
    <style:style style:name="P7" style:family="paragraph" style:parent-style-name="Standard">
      <style:paragraph-properties style:snap-to-layout-grid="false"/>
      <style:text-properties style:font-name="Arial"/>
    </style:style>
    <style:style style:name="P8" style:family="paragraph" style:parent-style-name="Standard">
      <style:paragraph-properties fo:line-height="0.3cm" style:snap-to-layout-grid="false"/>
      <style:text-properties style:font-name="Arial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1" style:family="paragraph" style:parent-style-name="Standard">
      <style:paragraph-properties fo:line-height="0.459cm" style:snap-to-layout-grid="false"/>
      <style:text-properties style:font-name="Arial"/>
    </style:style>
    <style:style style:name="P12" style:family="paragraph" style:parent-style-name="Standard"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line-height="0.459cm"/>
      <style:text-properties style:font-name="Arial"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P15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6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line-height="0.388cm" style:snap-to-layout-grid="false"/>
      <style:text-properties style:font-name="Arial"/>
    </style:style>
    <style:style style:name="P18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Texte_20_de_20_bulles">
      <style:paragraph-properties fo:line-height="0.388cm" style:snap-to-layout-grid="false"/>
      <style:text-properties style:font-name="Arial"/>
    </style:style>
    <style:style style:name="P23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size-complex="11pt"/>
    </style:style>
    <style:style style:name="P24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fo:font-weight="normal" style:font-size-asian="11pt" style:font-weight-asian="normal" style:font-name-complex="Arial" style:font-size-complex="11pt"/>
    </style:style>
    <style:style style:name="P25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font-size="8pt" style:font-size-asian="8pt" style:font-name-complex="Times New Roman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"/>
    </style:style>
    <style:style style:name="T4" style:family="text">
      <style:text-properties style:font-name="Verdana" fo:font-size="11pt" style:font-size-asian="11pt" style:font-size-complex="11pt"/>
    </style:style>
    <style:style style:name="T5" style:family="text">
      <style:text-properties style:font-name="Verdana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</text:user-field-decls>
      <text:dde-connection-decls/>
      <text:section text:style-name="Sect1" text:name="refusreferen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6"/>
            </table:table-cell>
            <table:covered-table-cell/>
            <table:covered-table-cell/>
            <table:table-cell table:style-name="Tableau1.A1" table:number-columns-spanned="2" office:value-type="string">
              <text:p text:style-name="P13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3"/>
            </table:table-cell>
            <table:table-cell table:style-name="Tableau1.A1" table:number-rows-spanned="5" office:value-type="string">
              <text:p text:style-name="P14"><text:user-field-get text:name="referent_qual"/> <text:s text:c="2"/><text:user-field-get text:name="referent_nom"/> <text:s/><text:user-field-get text:name="referent_prenom"/></text:p>
              <text:p text:style-name="P15"><text:user-field-get text:name="structurereferente_num_voie"/> <text:s/><text:user-field-get text:name="structurereferente_type_voie"/> <text:s/><text:user-field-get text:name="structurereferente_nom_voie"/></text:p>
              <text:p text:style-name="P15"><text:user-field-get text:name="structurereferente_code_postal"/> <text:user-field-get text:name="structurereferente_ville"/></text:p>
              <text:p text:style-name="P15"/>
              <text:p text:style-name="P16"><text:user-field-get text:name="referent_numero_poste"/></text:p>
              <text:p text:style-name="P16"><text:user-field-get text:name="referent_mail"/></text:p>
            </table:table-cell>
          </table:table-row>
          <table:table-row table:style-name="Tableau1.4">
            <table:table-cell table:style-name="Tableau1.A1" office:value-type="string">
              <text:p text:style-name="P9">Réf. : </text:p>
            </table:table-cell>
            <table:table-cell table:style-name="Tableau1.A1" table:number-columns-spanned="2" office:value-type="string">
              <text:p text:style-name="P22"><text:span text:style-name="T1">DPAS/SIS/ N° APRE <text:s/></text:span><text:span text:style-name="T1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2" office:value-type="string">
              <text:p text:style-name="P9">Affaire suivie par : </text:p>
            </table:table-cell>
            <table:covered-table-cell/>
            <table:table-cell table:style-name="Tableau1.A1" office:value-type="string">
              <text:p text:style-name="P17"><text:span text:style-name="T4"><text:user-field-get text:name="user_nom"/></text:span><text:span text:style-name="T4"> <text:s/></text:span><text:span text:style-name="T4"><text:user-field-get text:name="user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9">Tél. : </text:p>
            </table:table-cell>
            <table:table-cell table:style-name="Tableau1.A1" table:number-columns-spanned="2" office:value-type="string">
              <text:p text:style-name="P10"><text:s/><text:span text:style-name="T5"><text:user-field-get text:name="user_numtel"/></text:span></text:p>
            </table:table-cell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1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<text:user-field-get text:name="referent_qual"/>,</text:p>
        <text:p text:style-name="P12"/>
        <text:p text:style-name="P12"/>
        <text:p text:style-name="P21">Je vous prie de trouver ci-joint, une copie du courrier adressé à <text:span text:style-name="T2"><text:s/></text:span><text:span text:style-name="T2"><text:user-field-get text:name="personne_qual"/></text:span><text:span text:style-name="T2"> <text:s/></text:span><text:span text:style-name="T2"><text:user-field-get text:name="personne_nom"/></text:span><text:span text:style-name="T2"> <text:s/></text:span><text:span text:style-name="T2"><text:user-field-get text:name="personne_prenom"/></text:span>, concernant sa demande d’Aide Personnalisée au Retour à l’Emploi.</text:p>
        <text:p text:style-name="P20"/>
        <text:p text:style-name="P20">Je vous remercie de votre collaboration et reste à votre disposition pour tout échange à ce sujet.</text:p>
        <text:p text:style-name="P20"/>
        <text:p text:style-name="P20">Je vous prie de croire, <text:user-field-get text:name="referent_qual"/> , à l'assurance de mes salutations distinguées.</text:p>
        <text:p text:style-name="P18"/>
        <text:p text:style-name="P19"/>
        <text:p text:style-name="P19"/>
        <text:p text:style-name="P19"/>
        <text:p text:style-name="P19"/>
        <text:p text:style-name="P24"><text:span text:style-name="T2">Laëtitia Hélouet</text:span> </text:p>
        <text:p text:style-name="P24">Chef du Service de l’Insertion</text:p>
        <text:p text:style-name="P24">et de la Solidarité</text:p>
        <text:p text:style-name="P24"/>
        <text:p text:style-name="P23"/>
        <text:p text:style-name="P23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1:50:02</meta:creation-date>
    <dc:date>2010-08-03T14:25:36.51</dc:date>
    <meta:editing-duration>PT07H10M52S</meta:editing-duration>
    <meta:editing-cycles>34</meta:editing-cycles>
    <meta:generator>OpenOffice.org/3.1$Win32 OpenOffice.org_project/310m11$Build-9399</meta:generator>
    <dc:creator>Nicolas Bonsall</dc:creator>
    <meta:document-statistic meta:table-count="1" meta:image-count="0" meta:object-count="0" meta:page-count="1" meta:paragraph-count="19" meta:word-count="76" meta:character-count="473"/>
    <meta:user-defined meta:name="Info 1"/>
    <meta:user-defined meta:name="Info 2"/>
    <meta:user-defined meta:name="Info 3"/>
    <meta:user-defined meta:name="Info 4"/>
  </office:meta>
</office:document-meta>
</file>